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Liberation Serif" style:font-name-asian="Liberation Serif"/>
    </style:style>
    <style:style style:name="P2" style:family="paragraph" style:parent-style-name="Text_20_body">
      <style:text-properties officeooo:paragraph-rsid="001ba5c8"/>
    </style:style>
    <style:style style:name="T1" style:family="text">
      <style:text-properties style:font-name="Liberation Serif" style:font-name-asian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基本矩阵（F矩阵）分解：</text:h>
      <text:p text:style-name="Text_20_body"><text:s text:c="4"/>• 当两相机位姿只有旋转时，求出的H矩阵就是一个旋转矩阵。 </text:p>
      <text:p text:style-name="Text_20_body"><text:s text:c="4"/>• 分区表(Partition table)用来记录每个分区的起始和结束地址，表中的一个分区为活动分区。 </text:p>
      <text:p text:style-name="P2"><text:s text:c="4"/>• 每个分区可以装载不同的文件系统, 下面介绍都以 Ext4 为例。</text:p>
      <text:h text:style-name="Heading_20_3" text:outline-level="3"><text:span text:style-name="T1">本质矩阵分解</text:span> ：</text:h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3-12T16:20:15.884756190</dc:date>
    <meta:editing-duration>PT6M3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10" meta:character-count="149" meta:non-whitespace-character-count="127"/>
  </office:meta>
</office:document-meta>
</file>